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3d464d" style:font-name="Source Serif Pro" fo:font-size="13.5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4" style:family="paragraph" style:parent-style-name="Heading_20_1">
      <style:paragraph-properties fo:margin-left="0cm" fo:margin-right="0cm" fo:margin-top="1.191cm" fo:margin-bottom="0cm" loext:contextual-spacing="false" style:line-height-at-least="0.82cm" fo:text-indent="0cm" style:auto-text-indent="false" fo:padding="0cm" fo:border="none"/>
      <style:text-properties fo:color="#3d464d" style:font-name="Open sans" fo:font-size="13.5pt" fo:letter-spacing="normal" fo:font-weight="bold" loext:padding="0cm" loext:border="none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fo:letter-spacing="normal"/>
    </style:style>
    <style:style style:name="T3" style:family="text">
      <style:text-properties fo:color="#3d464d" style:font-name="Source Serif Pro" fo:font-size="13.5pt" fo:letter-spacing="normal" fo:font-weight="normal" loext:padding="0cm" loext:border="none"/>
    </style:style>
    <style:style style:name="T4" style:family="text">
      <style:text-properties fo:color="#3d464d" style:font-name="Source Serif Pro" fo:font-size="13.5pt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tab/><text:span text:style-name="T1">Mapa do Curso</text:span> </text:p>
      <text:p text:style-name="Standard"/>
      <text:p text:style-name="P1"><text:span text:style-name="Emphasis"><text:span text:style-name="Strong_20_Emphasis"><text:span text:style-name="T3">Você chegou ao final da Parte 1, de um total de 12 partes.</text:span></text:span></text:span><text:span text:style-name="T2"> </text:span><text:span text:style-name="Emphasis"><text:span text:style-name="Strong_20_Emphasis"><text:span text:style-name="T3">A gravação deste curso está em andamento.</text:span></text:span></text:span> </text:p>
      <text:p text:style-name="P1"/>
      <text:p text:style-name="P2">Você pode utilizar o mapa abaixo para localizar as lições e exercícios relacionados aos assuntos abordados no Exame 70-483:</text:p>
      <text:h text:style-name="P14" text:outline-level="1">Gerenciar fluxo de programa (25–30%)</text:h>
      <text:list xml:id="list1537325858" text:style-name="L1">
        <text:list-item>
          <text:p text:style-name="P10"><text:span text:style-name="Strong_20_Emphasis"><text:span text:style-name="T4">Implementar processamento multithreading e assíncrono</text:span></text:span></text:p>
          <text:list>
            <text:list-item>
              <text:p text:style-name="P4">Usar a biblioteca Task Parallel, incluindo o Parallel.For method, PLINQ, Tasks; gerar threads usando ThreadPool; desbloquear a IU; usar palavras-chave async e await; gerenciar dados usando coleções simultâneas</text:p>
            </text:list-item>
          </text:list>
        </text:list-item>
        <text:list-item>
          <text:p text:style-name="P10"><text:span text:style-name="Strong_20_Emphasis"><text:span text:style-name="T4">Gerenciar multithreading</text:span></text:span></text:p>
          <text:list>
            <text:list-item>
              <text:p text:style-name="P4">Sincronizar recursos; implementar bloqueio; cancelar uma tarefa de execução longa; implementar métodos thread-safe para manipular condições de corrida</text:p>
            </text:list-item>
          </text:list>
        </text:list-item>
        <text:list-item>
          <text:p text:style-name="P10"><text:span text:style-name="Strong_20_Emphasis"><text:span text:style-name="T4">Implementar fluxo de programa</text:span></text:span></text:p>
          <text:list>
            <text:list-item>
              <text:p text:style-name="P8"><text:a xlink:type="simple" xlink:href="https://cursos.alura.com.br/course/certificacao-csharp-fluxo-de-programa-excecoes/task/44415" text:style-name="Internet_20_link" text:visited-style-name="Visited_20_Internet_20_Link">Iterar em itens de coleção e de matriz</text:a><text:span text:style-name="T4">; programar decisões usando instruções </text:span><text:a xlink:type="simple" xlink:href="https://cursos.alura.com.br/course/certificacao-csharp-fluxo-de-programa-excecoes/task/44410" text:style-name="Internet_20_link" text:visited-style-name="Visited_20_Internet_20_Link">switch</text:a><text:span text:style-name="T4">, </text:span><text:a xlink:type="simple" xlink:href="https://cursos.alura.com.br/course/certificacao-csharp-fluxo-de-programa-excecoes/task/44409" text:style-name="Internet_20_link" text:visited-style-name="Visited_20_Internet_20_Link">se/então</text:a><text:span text:style-name="T4"> e </text:span><text:a xlink:type="simple" xlink:href="https://cursos.alura.com.br/course/certificacao-csharp-fluxo-de-programa-excecoes/task/44594" text:style-name="Internet_20_link" text:visited-style-name="Visited_20_Internet_20_Link">operadores</text:a><text:span text:style-name="T4">; </text:span><text:a xlink:type="simple" xlink:href="https://cursos.alura.com.br/course/certificacao-csharp-fluxo-de-programa-excecoes/task/44623" text:style-name="Internet_20_link" text:visited-style-name="Visited_20_Internet_20_Link">avaliar expressões</text:a></text:p>
            </text:list-item>
          </text:list>
        </text:list-item>
        <text:list-item>
          <text:p text:style-name="P10"><text:span text:style-name="Strong_20_Emphasis"><text:span text:style-name="T4">Criar e implementar eventos e retornos de chamada</text:span></text:span></text:p>
          <text:list>
            <text:list-item>
              <text:p text:style-name="P4">Criar manipuladores de eventos; assinar e cancelar assinatura de eventos; usar tipos delegados integrados para criar eventos; criar delegados; expressões lambda; métodos anônimos</text:p>
            </text:list-item>
          </text:list>
        </text:list-item>
        <text:list-item>
          <text:p text:style-name="P10"><text:span text:style-name="Strong_20_Emphasis"><text:span text:style-name="T4">Implementar manipulação de exceções</text:span></text:span></text:p>
          <text:list>
            <text:list-item>
              <text:p text:style-name="P8"><text:a xlink:type="simple" xlink:href="https://cursos.alura.com.br/course/certificacao-csharp-fluxo-de-programa-excecoes/task/44418" text:style-name="Internet_20_link" text:visited-style-name="Visited_20_Internet_20_Link">Manipular tipos de exceções</text:a><text:span text:style-name="T4">, incluindo </text:span><text:a xlink:type="simple" xlink:href="https://cursos.alura.com.br/course/certificacao-csharp-fluxo-de-programa-excecoes/task/44422" text:style-name="Internet_20_link" text:visited-style-name="Visited_20_Internet_20_Link">exceções SQL</text:a><text:span text:style-name="T4">, </text:span><text:a xlink:type="simple" xlink:href="https://cursos.alura.com.br/course/certificacao-csharp-fluxo-de-programa-excecoes/task/44593" text:style-name="Internet_20_link" text:visited-style-name="Visited_20_Internet_20_Link">exceções de rede, exceções de comunicação, exceções de tempo limite de rede</text:a><text:span text:style-name="T4">; </text:span><text:a xlink:type="simple" xlink:href="https://cursos.alura.com.br/course/certificacao-csharp-fluxo-de-programa-excecoes/task/44420" text:style-name="Internet_20_link" text:visited-style-name="Visited_20_Internet_20_Link">usar declarações de captura</text:a><text:span text:style-name="T4">; </text:span><text:a xlink:type="simple" xlink:href="https://cursos.alura.com.br/course/certificacao-csharp-criar-tipos/task/45810" text:style-name="Internet_20_link" text:visited-style-name="Visited_20_Internet_20_Link">usar uma classe base de uma exceção</text:a><text:span text:style-name="T4">; </text:span><text:a xlink:type="simple" xlink:href="https://cursos.alura.com.br/course/certificacao-csharp-fluxo-de-programa-excecoes/task/44423" text:style-name="Internet_20_link" text:visited-style-name="Visited_20_Internet_20_Link">implementar blocos try-catch-finally</text:a><text:span text:style-name="T4">; </text:span><text:a xlink:type="simple" xlink:href="https://cursos.alura.com.br/course/certificacao-csharp-criar-tipos/task/45810" text:style-name="Internet_20_link" text:visited-style-name="Visited_20_Internet_20_Link">lançar exceções</text:a><text:span text:style-name="T4">; </text:span><text:a xlink:type="simple" xlink:href="https://cursos.alura.com.br/course/certificacao-csharp-criar-tipos/task/45810" text:style-name="Internet_20_link" text:visited-style-name="Visited_20_Internet_20_Link">relançar uma exceção</text:a><text:span text:style-name="T4">; </text:span><text:a xlink:type="simple" xlink:href="https://cursos.alura.com.br/course/certificacao-csharp-fluxo-de-programa-excecoes/task/44421" text:style-name="Internet_20_link" text:visited-style-name="Visited_20_Internet_20_Link">criar exceções personalizadas</text:a><text:span text:style-name="T4">; manipular exceções internas; manipular exceções agregadas</text:span></text:p>
            </text:list-item>
          </text:list>
        </text:list-item>
      </text:list>
      <text:h text:style-name="P14" text:outline-level="1"><text:soft-page-break/>Criar e usar tipos (25-30%)</text:h>
      <text:list xml:id="list2534426995" text:style-name="L2">
        <text:list-item>
          <text:p text:style-name="P11"><text:span text:style-name="Strong_20_Emphasis"><text:span text:style-name="T4">Criar tipos</text:span></text:span></text:p>
          <text:list>
            <text:list-item>
              <text:p text:style-name="P9"><text:a xlink:type="simple" xlink:href="https://cursos.alura.com.br/course/certificacao-csharp-criar-tipos/task/42716" text:style-name="Internet_20_link" text:visited-style-name="Visited_20_Internet_20_Link">Criar tipos de valor</text:a><text:span text:style-name="T4">, incluindo </text:span><text:a xlink:type="simple" xlink:href="https://cursos.alura.com.br/course/certificacao-csharp-criar-tipos/task/42721" text:style-name="Internet_20_link" text:visited-style-name="Visited_20_Internet_20_Link">estruturas</text:a><text:span text:style-name="T4"> e </text:span><text:a xlink:type="simple" xlink:href="https://cursos.alura.com.br/course/certificacao-csharp-criar-tipos/task/42722" text:style-name="Internet_20_link" text:visited-style-name="Visited_20_Internet_20_Link">enum</text:a><text:span text:style-name="T4">; </text:span><text:a xlink:type="simple" xlink:href="https://cursos.alura.com.br/course/certificacao-csharp-criar-tipos/task/42723" text:style-name="Internet_20_link" text:visited-style-name="Visited_20_Internet_20_Link">criar tipos de referência, tipos genéricos, construtores, variáveis estáticas</text:a><text:span text:style-name="T4">, </text:span><text:a xlink:type="simple" xlink:href="https://cursos.alura.com.br/course/certificacao-csharp-criar-tipos/task/42730" text:style-name="Internet_20_link" text:visited-style-name="Visited_20_Internet_20_Link">métodos</text:a><text:span text:style-name="T4">, </text:span><text:a xlink:type="simple" xlink:href="https://cursos.alura.com.br/course/certificacao-csharp-criar-tipos/task/42724" text:style-name="Internet_20_link" text:visited-style-name="Visited_20_Internet_20_Link">classes</text:a><text:span text:style-name="T4">, </text:span><text:a xlink:type="simple" xlink:href="https://cursos.alura.com.br/course/certificacao-csharp-criar-tipos/task/42733" text:style-name="Internet_20_link" text:visited-style-name="Visited_20_Internet_20_Link">métodos de extensão</text:a><text:span text:style-name="T4">, </text:span><text:a xlink:type="simple" xlink:href="https://cursos.alura.com.br/course/certificacao-csharp-criar-tipos/task/42732" text:style-name="Internet_20_link" text:visited-style-name="Visited_20_Internet_20_Link">parâmetros opcionais</text:a><text:span text:style-name="T4"> e </text:span><text:a xlink:type="simple" xlink:href="https://cursos.alura.com.br/course/certificacao-csharp-criar-tipos/task/42731" text:style-name="Internet_20_link" text:visited-style-name="Visited_20_Internet_20_Link">nomeados</text:a><text:span text:style-name="T4"> e </text:span><text:a xlink:type="simple" xlink:href="https://cursos.alura.com.br/course/certificacao-csharp-criar-tipos/task/42734" text:style-name="Internet_20_link" text:visited-style-name="Visited_20_Internet_20_Link">propriedades indexadas</text:a><text:span text:style-name="T4">; criar métodos </text:span><text:a xlink:type="simple" xlink:href="https://cursos.alura.com.br/course/certificacao-csharp-criar-tipos/task/42735" text:style-name="Internet_20_link" text:visited-style-name="Visited_20_Internet_20_Link">sobrecarregados</text:a><text:span text:style-name="T4"> e </text:span><text:a xlink:type="simple" xlink:href="https://cursos.alura.com.br/course/certificacao-csharp-criar-tipos/task/42736" text:style-name="Internet_20_link" text:visited-style-name="Visited_20_Internet_20_Link">substituídos</text:a></text:p>
            </text:list-item>
          </text:list>
        </text:list-item>
        <text:list-item>
          <text:p text:style-name="P11"><text:span text:style-name="Strong_20_Emphasis"><text:span text:style-name="T4">Consumir tipos</text:span></text:span></text:p>
          <text:list>
            <text:list-item>
              <text:p text:style-name="P9"><text:a xlink:type="simple" xlink:href="https://cursos.alura.com.br/course/certificacao-csharp-consumir-tipos/task/42701" text:style-name="Internet_20_link" text:visited-style-name="Visited_20_Internet_20_Link">Box ou unbox para converter entre tipos de valor</text:a><text:span text:style-name="T4">; </text:span><text:a xlink:type="simple" xlink:href="https://cursos.alura.com.br/course/certificacao-csharp-consumir-tipos/task/43542" text:style-name="Internet_20_link" text:visited-style-name="Visited_20_Internet_20_Link">cast de tipos</text:a><text:span text:style-name="T4">; </text:span><text:a xlink:type="simple" xlink:href="https://cursos.alura.com.br/course/certificacao-csharp-consumir-tipos/task/42706" text:style-name="Internet_20_link" text:visited-style-name="Visited_20_Internet_20_Link">converter tipos;</text:a><text:span text:style-name="T4"> </text:span><text:a xlink:type="simple" xlink:href="https://cursos.alura.com.br/course/certificacao-csharp-consumir-tipos/task/43543" text:style-name="Internet_20_link" text:visited-style-name="Visited_20_Internet_20_Link">lidar com tipos dinâmicos</text:a><text:span text:style-name="T4">; </text:span><text:a xlink:type="simple" xlink:href="https://cursos.alura.com.br/course/certificacao-csharp-consumir-tipos/task/42712" text:style-name="Internet_20_link" text:visited-style-name="Visited_20_Internet_20_Link">garantir a interoperabilidade com código que acesse APIs COM</text:a></text:p>
            </text:list-item>
          </text:list>
        </text:list-item>
        <text:list-item>
          <text:p text:style-name="P11"><text:span text:style-name="Strong_20_Emphasis"><text:span text:style-name="T4">Aplicar encapsulamento</text:span></text:span></text:p>
          <text:list>
            <text:list-item>
              <text:p text:style-name="P9"><text:a xlink:type="simple" xlink:href="https://cursos.alura.com.br/course/certificacao-csharp-encapsulamento-hierarquia-de-classes/task/43577" text:style-name="Internet_20_link" text:visited-style-name="Visited_20_Internet_20_Link">Aplicar encapsulamento usando propriedades</text:a><text:span text:style-name="T4">; </text:span><text:a xlink:type="simple" xlink:href="https://cursos.alura.com.br/course/certificacao-csharp-encapsulamento-hierarquia-de-classes/task/43579" text:style-name="Internet_20_link" text:visited-style-name="Visited_20_Internet_20_Link">forçar encapsulamento usando assessores, incluindo público, privado, protegido e interno</text:a><text:span text:style-name="T4">; </text:span><text:a xlink:type="simple" xlink:href="https://cursos.alura.com.br/course/certificacao-csharp-encapsulamento-hierarquia-de-classes/task/43588" text:style-name="Internet_20_link" text:visited-style-name="Visited_20_Internet_20_Link">forçar encapsulamento usando implementação explícita de interface</text:a></text:p>
            </text:list-item>
          </text:list>
        </text:list-item>
        <text:list-item>
          <text:p text:style-name="P11"><text:span text:style-name="Strong_20_Emphasis"><text:span text:style-name="T4">Criar e implementar uma hierarquia de classe</text:span></text:span></text:p>
          <text:list>
            <text:list-item>
              <text:p text:style-name="P9"><text:a xlink:type="simple" xlink:href="https://cursos.alura.com.br/course/certificacao-csharp-encapsulamento-hierarquia-de-classes/task/43580" text:style-name="Internet_20_link" text:visited-style-name="Visited_20_Internet_20_Link">Projetar e implementar uma interface</text:a><text:span text:style-name="T4">; </text:span><text:a xlink:type="simple" xlink:href="https://cursos.alura.com.br/course/certificacao-csharp-encapsulamento-hierarquia-de-classes/task/43582" text:style-name="Internet_20_link" text:visited-style-name="Visited_20_Internet_20_Link">herdar de uma classe base</text:a><text:span text:style-name="T4">; </text:span><text:a xlink:type="simple" xlink:href="https://cursos.alura.com.br/course/certificacao-csharp-encapsulamento-hierarquia-de-classes/task/43582" text:style-name="Internet_20_link" text:visited-style-name="Visited_20_Internet_20_Link">criar e implementar classes com base nas interfaces IComparable, IEnumerable, IDisposable e IUnknown</text:a></text:p>
            </text:list-item>
          </text:list>
        </text:list-item>
        <text:list-item>
          <text:p text:style-name="P11"><text:span text:style-name="Strong_20_Emphasis"><text:span text:style-name="T4">Localizar, executar e criar tipos em tempo de execução usando reflexão</text:span></text:span></text:p>
          <text:list>
            <text:list-item>
              <text:p text:style-name="P5">Criar e aplicar atributos; ler atributos; gerar código em tempo de execução usando expressões CodeDom e lambda; usar tipos do namespace System.Reflection, incluindo Assembly, PropertyInfo, MethodInfo, Type</text:p>
            </text:list-item>
          </text:list>
        </text:list-item>
        <text:list-item>
          <text:p text:style-name="P11"><text:span text:style-name="Strong_20_Emphasis"><text:span text:style-name="T4">Gerenciar o ciclo de vida do objeto</text:span></text:span></text:p>
          <text:list>
            <text:list-item>
              <text:p text:style-name="P5">Gerenciar recursos não gerenciados; implementar IDisposable, incluindo interação com finalização; gerenciar IDisposable usando a instrução Using; gerenciar finalização e coleta de lixo</text:p>
            </text:list-item>
          </text:list>
        </text:list-item>
        <text:list-item>
          <text:p text:style-name="P11"><text:span text:style-name="Strong_20_Emphasis"><text:span text:style-name="T4">Manipular cadeias de caracteres</text:span></text:span></text:p>
          <text:list>
            <text:list-item>
              <text:p text:style-name="P5">Manipular cadeias de caracteres usando as classes StringBuilder, StringWriter e StringReader; pesquisar cadeias de caracteres; enumerar métodos de cadeias de caracteres; formatar cadeias de caracteres; usar interpolação de cadeia</text:p>
            </text:list-item>
          </text:list>
        </text:list-item>
      </text:list>
      <text:h text:style-name="P14" text:outline-level="1"><text:soft-page-break/>Depurar aplicativos e implementar segurança (25–30%)</text:h>
      <text:list xml:id="list3199176575" text:style-name="L3">
        <text:list-item>
          <text:p text:style-name="P12"><text:span text:style-name="Strong_20_Emphasis"><text:span text:style-name="T4">Validar entrada de aplicativo</text:span></text:span></text:p>
          <text:list>
            <text:list-item>
              <text:p text:style-name="P6">Validar dados JSON; escolher o tipo de coleta de dados adequado; gerenciar integridade de dados; avaliar uma expressão regular para validar o formato de entrada; usar funções internas para validar tipos e conteúdos</text:p>
            </text:list-item>
          </text:list>
        </text:list-item>
        <text:list-item>
          <text:p text:style-name="P12"><text:span text:style-name="Strong_20_Emphasis"><text:span text:style-name="T4">Realizar criptografia simétrica e assimétrica</text:span></text:span></text:p>
          <text:list>
            <text:list-item>
              <text:p text:style-name="P6">Escolher um algoritmo de criptografia apropriado; gerenciar e criar certificados; implementar gerenciamento de chave; implementar o namespace System.Security; fazendo hash de dados; criptografar fluxos</text:p>
            </text:list-item>
          </text:list>
        </text:list-item>
        <text:list-item>
          <text:p text:style-name="P12"><text:span text:style-name="Strong_20_Emphasis"><text:span text:style-name="T4">Gerenciar montagens</text:span></text:span></text:p>
          <text:list>
            <text:list-item>
              <text:p text:style-name="P6">Controlar versão de montagens; assinar montagens usando nomes fortes; implementar hospedagem lado a lado; colocar uma montagem no cache de montagens global; criar uma montagem WinMD</text:p>
            </text:list-item>
          </text:list>
        </text:list-item>
        <text:list-item>
          <text:p text:style-name="P12"><text:span text:style-name="Strong_20_Emphasis"><text:span text:style-name="T4">Depurar um aplicativo</text:span></text:span></text:p>
          <text:list>
            <text:list-item>
              <text:p text:style-name="P6">Criar e gerenciar diretrizes de pré-processador; escolher um tipo de compilação apropriado; gerenciar arquivos e símbolos de banco de dados do programa (símbolos de depuração)</text:p>
            </text:list-item>
          </text:list>
        </text:list-item>
        <text:list-item>
          <text:p text:style-name="P12"><text:span text:style-name="Strong_20_Emphasis"><text:span text:style-name="T4">Implementar diagnóstico em um aplicativo</text:span></text:span></text:p>
          <text:list>
            <text:list-item>
              <text:p text:style-name="P6">Implementar log e rastreamento; criação de perfil de aplicativos; criar e monitor contadores de desempenho; escrever para o log de eventos</text:p>
            </text:list-item>
          </text:list>
        </text:list-item>
      </text:list>
      <text:h text:style-name="P14" text:outline-level="1">Implementar acesso aos dados (25–30%)</text:h>
      <text:list xml:id="list2648324719" text:style-name="L4">
        <text:list-item>
          <text:p text:style-name="P13"><text:span text:style-name="Strong_20_Emphasis"><text:span text:style-name="T4">Realizar operações de E/S</text:span></text:span></text:p>
          <text:list>
            <text:list-item>
              <text:p text:style-name="P7">Ler e escrever arquivos e fluxos; ler e escrever a partir da rede usando classes no namespace System.Net; implementar operações de E/S assíncronas</text:p>
            </text:list-item>
          </text:list>
        </text:list-item>
        <text:list-item>
          <text:p text:style-name="P13"><text:span text:style-name="Strong_20_Emphasis"><text:span text:style-name="T4">Dados de consumo</text:span></text:span></text:p>
          <text:list>
            <text:list-item>
              <text:p text:style-name="P7">Recuperar dados de um banco de dados; atualizar dados em um banco de dados; consumir dados JSON e XML; recuperar dados usando serviços Web</text:p>
            </text:list-item>
          </text:list>
        </text:list-item>
        <text:list-item>
          <text:p text:style-name="P13"><text:span text:style-name="Strong_20_Emphasis"><text:span text:style-name="T4">Consultar e manipular dados e objetos usando LINQ</text:span></text:span></text:p>
          <text:list>
            <text:list-item>
              <text:p text:style-name="P7"><text:soft-page-break/>Consultar dados usando operadores, incluindo projetar, juntar, agrupar, obter, ignorar, agregar; criar consultas LINQ baseadas em método; consultar dados usando sintaxe de compreensão de consulta; selecionar dados usando tipos anônimos; forçar a execução de uma consulta; ler, filtrar, criar e modificar as estruturas de dados de usando LINQ to XML</text:p>
            </text:list-item>
          </text:list>
        </text:list-item>
        <text:list-item>
          <text:p text:style-name="P13"><text:span text:style-name="Strong_20_Emphasis"><text:span text:style-name="T4">Serializar e de-serializar dados</text:span></text:span></text:p>
          <text:list>
            <text:list-item>
              <text:p text:style-name="P7">Serializar e de-serializar dados usando serialização binária, serialização personalizada, Serializador XML, Serializador JSON e Serializador de Contrato de Dados</text:p>
            </text:list-item>
          </text:list>
        </text:list-item>
        <text:list-item>
          <text:p text:style-name="P13"><text:span text:style-name="Strong_20_Emphasis"><text:span text:style-name="T4">Armazenar dados e recuperar dados de coleções</text:span></text:span></text:p>
          <text:list>
            <text:list-item>
              <text:p text:style-name="P7">Armazenar e recuperar dados usando dicionários, matrizes, listas, conjuntos e filas; escolher um tipo de coleção; inicializar uma coleção; adicionar e remover itens de uma coleção; usar coleções tipificadas vs. coleções não tipificadas; implementar coleções personalizadas; implementar interfaces de coleções</text:p>
            </text:list-item>
          </text:list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09:24:37.287000000</dc:date>
    <meta:editing-duration>PT1M3S</meta:editing-duration>
    <meta:editing-cycles>1</meta:editing-cycles>
    <meta:document-statistic meta:table-count="0" meta:image-count="0" meta:object-count="0" meta:page-count="4" meta:paragraph-count="51" meta:word-count="815" meta:character-count="5632" meta:non-whitespace-character-count="4909"/>
  </office:meta>
</office:document-meta>
</file>